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A1000000A3ED28729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First_20_Page">
      <style:paragraph-properties fo:margin-left="-0.026cm" fo:margin-right="-0.159cm" fo:text-indent="0cm" style:auto-text-indent="false" style:page-number="auto" fo:break-before="auto" fo:break-after="auto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5" style:family="paragraph" style:parent-style-name="Footer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NODE/commun/entetes/NODE_CaisseAF#%</text:p>
      <text:p text:style-name="P2">%#include AL/commun/dateAdresse/dateAdresse#%</text:p>
      <text:p text:style-name="Standard"/>
      <text:p text:style-name="Standard"/>
      <text:p text:style-name="Standard"/>
      <text:p text:style-name="Standard"><text:span text:style-name="T1">%=droitEcheanceAffilieInd_no_label=% :</text:span> <text:span text:style-name="T2">%=droitEcheanceAffilieInd_no_val=% </text:span></text:p>
      <text:p text:style-name="Standard"/>
      <text:p text:style-name="P1">%=droitEcheanceAffilie_concerne_label=% - %=droitEcheanceAffilieInd_concerne_val=%</text:p>
      <text:p text:style-name="Standard"/>
      <text:p text:style-name="Standard"/>
      <text:p text:style-name="Standard"/>
      <text:p text:style-name="Standard">%=droitEcheanceAffilieInd_politesse=%</text:p>
      <text:p text:style-name="Standard"/>
      <text:p text:style-name="Standard">%=droitEcheanceAffilieInd_texteDebut=%</text:p>
      <text:p text:style-name="Standard"/>
      <text:p text:style-name="Standard"/>
      <text:p text:style-name="Standard">%#include AL/echeances/listeDroitsEcheancesAffilie#%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MP1"><draw:frame draw:style-name="Mfr1" draw:name="images1" text:anchor-type="paragraph" svg:x="0.072cm" svg:y="-0.347cm" svg:width="8.8cm" svg:height="1.54cm" draw:z-index="0"><draw:image xlink:href="Pictures/10000000000003A1000000A3ED287298.jpg" xlink:type="simple" xlink:show="embed" xlink:actuate="onLoad"/></draw:frame></text:p>
        <text:p text:style-name="MP1"/>
        <text:p text:style-name="MP1"/>
        <text:p text:style-name="MP1"/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6-09-23T10:01:00.73</dc:date>
    <meta:editing-cycles>44</meta:editing-cycles>
    <meta:editing-duration>PT14H44M37S</meta:editing-duration>
    <meta:document-statistic meta:table-count="0" meta:image-count="1" meta:object-count="0" meta:page-count="1" meta:paragraph-count="8" meta:word-count="15" meta:character-count="379"/>
    <meta:user-defined meta:name="Info 1"/>
    <meta:user-defined meta:name="Info 2"/>
    <meta:user-defined meta:name="Info 3"/>
    <meta:user-defined meta:name="Info 4"/>
  </office:meta>
</office:document-meta>
</file>